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dbconv(1) <text:s text:c="17"/>Database format converter <text:s text:c="16"/>dbconv(1)</text:p>
      <text:p text:style-name="Preformatted_20_Text"/>
      <text:p text:style-name="Preformatted_20_Text"/>
      <text:p text:style-name="Preformatted_20_Text"/>
      <text:p text:style-name="P1">NAME</text:p>
      <text:p text:style-name="Preformatted_20_Text"><text:s text:c="7"/>dbconv - convert a line-oriented database to separator-oriented format</text:p>
      <text:p text:style-name="Preformatted_20_Text"/>
      <text:p text:style-name="P1">SYNOPSIS</text:p>
      <text:p text:style-name="Preformatted_20_Text"><text:s text:c="7"/>dbconv <text:s/>[-r ref_file] [-d database] [-o output] [-f c] [-e c] [-1] [-q]</text:p>
      <text:p text:style-name="Preformatted_20_Text"><text:s text:c="7"/>[-h]</text:p>
      <text:p text:style-name="Preformatted_20_Text"/>
      <text:p text:style-name="P1">DESCRIPTION</text:p>
      <text:p text:style-name="Preformatted_20_Text"><text:s text:c="7"/><text:span text:style-name="T1">dbconv</text:span> is a tool to convert a database structured as</text:p>
      <text:p text:style-name="Preformatted_20_Text"/>
      <text:p text:style-name="Preformatted_20_Text"><text:s text:c="14"/>FIELD1 <text:s text:c="3"/>1st field contents</text:p>
      <text:p text:style-name="Preformatted_20_Text"><text:s text:c="14"/>FIELD2 <text:s text:c="3"/>2nd field contents</text:p>
      <text:p text:style-name="Preformatted_20_Text"><text:s text:c="14"/>FIELD2 <text:s text:c="3"/>2nd field contents (continued)</text:p>
      <text:p text:style-name="Preformatted_20_Text"><text:s text:c="15"/>... etc ...</text:p>
      <text:p text:style-name="Preformatted_20_Text"><text:s text:c="14"/>EOR</text:p>
      <text:p text:style-name="Preformatted_20_Text"/>
      <text:p text:style-name="Preformatted_20_Text"><text:s text:c="7"/>i.e. with each field spanning one or more lines <text:s/>and <text:s/>preceded <text:s/>by <text:s/>the</text:p>
      <text:p text:style-name="Preformatted_20_Text"><text:s text:c="7"/>field <text:s/>name <text:s/>into <text:s/>a <text:s/>database where each record eats up only one line,</text:p>
      <text:p text:style-name="Preformatted_20_Text"><text:s text:c="7"/>with fields being separated by a special delimiter field.</text:p>
      <text:p text:style-name="Preformatted_20_Text"/>
      <text:p text:style-name="Preformatted_20_Text">1st field contents\t2nd field contents 2nd field contents (continued)\t ... etc ...</text:p>
      <text:p text:style-name="Preformatted_20_Text"/>
      <text:p text:style-name="Preformatted_20_Text"><text:s text:c="7"/>By default <text:span text:style-name="T1">dbconv</text:span> acts as a filter, reading the <text:s/>database <text:s/>file <text:s/>to <text:s/>be</text:p>
      <text:p text:style-name="Preformatted_20_Text"><text:s text:c="7"/>converted from its standard input and sending the converted data to its</text:p>
      <text:p text:style-name="Preformatted_20_Text"><text:s text:c="7"/>standard output.</text:p>
      <text:p text:style-name="Preformatted_20_Text"/>
      <text:p text:style-name="Preformatted_20_Text"><text:s text:c="7"/>The format of the input database is specified by a <text:span text:style-name="T2">reference file</text:span> which</text:p>
      <text:p text:style-name="Preformatted_20_Text"><text:s text:c="7"/>states how to identify records and fields (see below).</text:p>
      <text:p text:style-name="Preformatted_20_Text"/>
      <text:p text:style-name="Preformatted_20_Text"><text:s text:c="7"/>By <text:s/>default, dbconv assumes that the output format to use is <text:span text:style-name="T1">Tab </text:span></text:p>
      <text:p text:style-name="Preformatted_20_Text"><text:span text:style-name="T1"><text:s text:c="7"/></text:span><text:span text:style-name="T1">Delimited Format</text:span> (i.e. fields are separated by TAB characters with TAB char-</text:p>
      <text:p text:style-name="Preformatted_20_Text"><text:s text:c="7"/>acters not allowed within fields).</text:p>
      <text:p text:style-name="Preformatted_20_Text"/>
      <text:p text:style-name="Preformatted_20_Text"><text:s text:c="7"/>Command <text:s/>line <text:s/>options <text:s/>allow <text:s/>you <text:s/>to tweak the behaviour to suit your</text:p>
      <text:p text:style-name="Preformatted_20_Text"><text:s text:c="7"/>needs: you may change the output field and record separator characters,</text:p>
      <text:p text:style-name="Preformatted_20_Text"><text:s text:c="7"/>include <text:s/>an initial description line with field metadata, or quote spe-</text:p>
      <text:p text:style-name="Preformatted_20_Text"><text:s text:c="7"/>cial characters to allow them inside fields.</text:p>
      <text:p text:style-name="Preformatted_20_Text"/>
      <text:p text:style-name="Preformatted_20_Text">OPTIONS</text:p>
      <text:p text:style-name="Preformatted_20_Text"><text:s text:c="7"/><text:span text:style-name="T1">-c</text:span><text:span text:style-name="T3"> </text:span><text:span text:style-name="T4">ref_file</text:span></text:p>
      <text:p text:style-name="Preformatted_20_Text"><text:s text:c="14"/>Specify configuration file containing the <text:s/>reference <text:s/>layout <text:s/>of</text:p>
      <text:p text:style-name="Preformatted_20_Text"><text:s text:c="14"/>the <text:s/>input <text:s/>database <text:s/>(default <text:s/><text:span text:style-name="T2">DBConv.cf</text:span>). <text:s/>See <text:s/>below for more</text:p>
      <text:p text:style-name="Preformatted_20_Text"><text:s text:c="14"/>details.</text:p>
      <text:p text:style-name="Preformatted_20_Text"/>
      <text:p text:style-name="Preformatted_20_Text"><text:s text:c="7"/><text:span text:style-name="T1">-d</text:span><text:span text:style-name="T3"> </text:span><text:span text:style-name="T4">database</text:span></text:p>
      <text:p text:style-name="Preformatted_20_Text"><text:s text:c="14"/>Database file to be converted (if unspecified, read <text:s/>from <text:s/>stan-</text:p>
      <text:p text:style-name="Preformatted_20_Text"><text:s text:c="14"/>dard input)</text:p>
      <text:p text:style-name="Preformatted_20_Text"/>
      <text:p text:style-name="Preformatted_20_Text"><text:s text:c="7"/><text:span text:style-name="T1">-o</text:span><text:span text:style-name="T3"> </text:span><text:span text:style-name="T4">output</text:span></text:p>
      <text:p text:style-name="Preformatted_20_Text"><text:s text:c="14"/>Output file name (if not specified, use standard output)</text:p>
      <text:p text:style-name="Preformatted_20_Text"/>
      <text:p text:style-name="Preformatted_20_Text"><text:s text:c="7"/><text:span text:style-name="T1">-f</text:span><text:span text:style-name="T3"> </text:span><text:span text:style-name="T4">delimiter</text:span></text:p>
      <text:p text:style-name="Preformatted_20_Text"><text:s text:c="14"/>Character <text:s/>to use as the field delimiter in the converted output</text:p>
      <text:p text:style-name="Preformatted_20_Text"><text:s text:c="14"/>file (defaults to using a tabulator). Only the <text:s/>first <text:s/>character</text:p>
      <text:p text:style-name="Preformatted_20_Text"><text:s text:c="14"/>of <text:s/>the <text:s/>argument following -f is considered. This option allows</text:p>
      <text:p text:style-name="Preformatted_20_Text"><text:s text:c="14"/>you to switch from a <text:span text:style-name="T2">Tab delimited</text:span> file to <text:s/>other <text:s/>formats <text:s/>like</text:p>
      <text:p text:style-name="Preformatted_20_Text"><text:s text:c="14"/><text:span text:style-name="T2">Comma Separated Values (CSV)</text:span> <text:s/>by <text:s/>simply stating an alternate</text:p>
      <text:p text:style-name="Preformatted_20_Text"><text:s text:c="14"/>delimiter character (e.g. '<text:span text:style-name="T1">-f,</text:span>' for CSV).</text:p>
      <text:p text:style-name="Preformatted_20_Text"/>
      <text:p text:style-name="Preformatted_20_Text"><text:s text:c="7"/><text:span text:style-name="T1">-r</text:span><text:span text:style-name="T3"> </text:span><text:span text:style-name="T4">delimiter</text:span></text:p>
      <text:p text:style-name="Preformatted_20_Text"><text:s text:c="14"/>Character to use as the record delimiter in the converted output</text:p>
      <text:p text:style-name="Preformatted_20_Text"><text:s text:c="14"/>file (default to using a line feed). Only the first character of</text:p>
      <text:p text:style-name="Preformatted_20_Text"><text:s text:c="14"/>the argument following -r is considered.</text:p>
      <text:p text:style-name="Preformatted_20_Text"/>
      <text:p text:style-name="Preformatted_20_Text"><text:s text:c="7"/><text:span text:style-name="T1">-q</text:span> <text:s text:c="4"/>Escape special characters using double quotes. <text:s/>Special <text:s/>charac-</text:p>
      <text:p text:style-name="Preformatted_20_Text"><text:s text:c="14"/>ters <text:s/>are <text:s/>the <text:s/><text:span text:style-name="T2">output field and record separators</text:span><text:span text:style-name="T5"> and </text:span><text:span text:style-name="T2">double</text:span></text:p>
      <text:p text:style-name="Preformatted_20_Text"><text:span text:style-name="T5"><text:s text:c="14"/></text:span><text:span text:style-name="T2">quotes</text:span><text:span text:style-name="T5"> (</text:span><text:span text:style-name="T2">“</text:span>) themselves. <text:s/>Normally <text:s/>field <text:s/>and <text:s/>record <text:s/>separators</text:p>
      <text:p text:style-name="Preformatted_20_Text"><text:s text:c="14"/>should not appear within the fields, but since we are converting</text:p>
      <text:p text:style-name="Preformatted_20_Text"><text:s text:c="14"/>between formats it is conceivable that they do. <text:s/>In <text:s/>this <text:s/>case,</text:p>
      <text:p text:style-name="Preformatted_20_Text"><text:s text:c="14"/>and <text:s/>if you select <text:span text:style-name="T1">-q</text:span>, when a field contains delimiter (field or</text:p>
      <text:p text:style-name="Preformatted_20_Text"><text:s text:c="14"/>record) characters, the entire field will be enclosed in <text:s/>double</text:p>
      <text:p text:style-name="Preformatted_20_Text"><text:s text:c="14"/>quotes, <text:s/>and <text:s/>any <text:s/>double <text:s/>quotes <text:s/>that <text:s/>might appear within are</text:p>
      <text:p text:style-name="Preformatted_20_Text"><text:s text:c="14"/>escaped by doubling them. This allows you <text:s/>to <text:s/>conform <text:s/>with <text:s/>MS</text:p>
      <text:p text:style-name="Preformatted_20_Text"><text:s text:c="14"/>purported (and often unsupported by themselves) standards.</text:p>
      <text:p text:style-name="Preformatted_20_Text"/>
      <text:p text:style-name="Preformatted_20_Text"><text:s text:c="7"/><text:span text:style-name="T1">-l</text:span> <text:s text:c="4"/>Prepend <text:s/>a first record containing the field names. This is use-</text:p>
      <text:p text:style-name="Preformatted_20_Text"><text:s text:c="14"/>ful to carry the field name information over with the data <text:s/>when</text:p>
      <text:p text:style-name="Preformatted_20_Text"><text:s text:c="14"/>porting <text:s/>databases <text:s/>so <text:s/>you can tell which data corresponds with</text:p>
      <text:p text:style-name="Preformatted_20_Text"><text:s text:c="14"/>which field from this header record.</text:p>
      <text:p text:style-name="Preformatted_20_Text"/>
      <text:p text:style-name="Preformatted_20_Text"><text:s text:c="7"/><text:span text:style-name="T1">-h</text:span> <text:s text:c="4"/>Print a short usage summary and terse help on available options.</text:p>
      <text:p text:style-name="Preformatted_20_Text"/>
      <text:p text:style-name="Preformatted_20_Text"/>
      <text:p text:style-name="P1">CONFIGURATION FILE</text:p>
      <text:p text:style-name="Preformatted_20_Text"><text:s text:c="7"/>Input <text:s/>database file specifications are read from a configuration file,</text:p>
      <text:p text:style-name="Preformatted_20_Text"><text:s text:c="7"/>named by default <text:span text:style-name="T1">DBConv.cf</text:span> unless the <text:span text:style-name="T1">-c file</text:span> option is used to specify</text:p>
      <text:p text:style-name="Preformatted_20_Text"><text:s text:c="7"/>another one.</text:p>
      <text:p text:style-name="Preformatted_20_Text"/>
      <text:p text:style-name="Preformatted_20_Text"><text:s text:c="7"/>The <text:s/>configuration <text:s/>file <text:s/>describes <text:s/>how to identify records and fields</text:p>
      <text:p text:style-name="Preformatted_20_Text"><text:s text:c="7"/>within the input database file (i.e. the structure of the file) <text:s/>assum-</text:p>
      <text:p text:style-name="Preformatted_20_Text"><text:s text:c="7"/>ing <text:s/>it <text:s/>is <text:s/>a <text:s/>line oriented file where each field is stored in one or</text:p>
      <text:p text:style-name="Preformatted_20_Text"><text:s text:c="7"/>more lines, preceded by a field name tag in each of them. <text:s/>Records <text:s/>are</text:p>
      <text:p text:style-name="Preformatted_20_Text"><text:s text:c="7"/>separated <text:s/>by a special tag (which may be empty meaning an empty line).</text:p>
      <text:p text:style-name="Preformatted_20_Text"/>
      <text:p text:style-name="Preformatted_20_Text"><text:s text:c="7"/>Leading white space in the configuration file is <text:s/>ignored <text:s/>and <text:s/>may <text:s/>be</text:p>
      <text:p text:style-name="Preformatted_20_Text"><text:s text:c="7"/>used freely to format it in order to make it more readable.</text:p>
      <text:p text:style-name="Preformatted_20_Text"/>
      <text:p text:style-name="Preformatted_20_Text"><text:s text:c="7"/>The <text:s/>file <text:s/>and record identifiers are described each in a separate line</text:p>
      <text:p text:style-name="Preformatted_20_Text"><text:s text:c="7"/>starting with the tag string enclosed in double quotes (possibly <text:s/>after</text:p>
      <text:p text:style-name="Preformatted_20_Text"><text:s text:c="7"/>some <text:s/>white <text:s/>space), <text:s/>e.g. <text:s/><text:span text:style-name="T1">“FIELD NAME”</text:span>. If the tag contains a double</text:p>
      <text:p text:style-name="Preformatted_20_Text"><text:s text:c="7"/>quote, it can be included by preceding it with a \ (escape) <text:s/>character,</text:p>
      <text:p text:style-name="Preformatted_20_Text"><text:s text:c="7"/>as <text:s/>in <text:s/>"<text:span text:style-name="T1">Field \"2\" here"</text:span>. If the \ character itself must be included,</text:p>
      <text:p text:style-name="Preformatted_20_Text"><text:s text:c="7"/>it can be scaped by repeating it. Actually, \ may scape any <text:s/>character.</text:p>
      <text:p text:style-name="Preformatted_20_Text"><text:s text:c="7"/>A tag may be and empty string (represented by <text:span text:style-name="T1">""</text:span>).</text:p>
      <text:p text:style-name="Preformatted_20_Text"/>
      <text:p text:style-name="Preformatted_20_Text"/>
      <text:p text:style-name="Preformatted_20_Text"><text:s text:c="7"/><text:span text:style-name="T1">Record separator</text:span></text:p>
      <text:p text:style-name="Preformatted_20_Text"><text:s text:c="11"/>The <text:s/>first <text:s/>specification in the configuration file must be that of</text:p>
      <text:p text:style-name="Preformatted_20_Text"><text:s text:c="11"/>the record separator. Following it (in separate, independent lines)</text:p>
      <text:p text:style-name="Preformatted_20_Text"><text:s text:c="11"/>go field specifications.</text:p>
      <text:p text:style-name="Preformatted_20_Text"/>
      <text:p text:style-name="Preformatted_20_Text"/>
      <text:p text:style-name="Preformatted_20_Text"><text:s text:c="7"/><text:span text:style-name="T1">Field specification</text:span></text:p>
      <text:p text:style-name="Preformatted_20_Text"><text:s text:c="11"/>Field <text:s/>specifications <text:s/>follow <text:s/>after <text:s/>the initial record separator,</text:p>
      <text:p text:style-name="Preformatted_20_Text"><text:s text:c="11"/>each in its own line. The specification starts with the field iden-</text:p>
      <text:p text:style-name="Preformatted_20_Text"><text:s text:c="11"/>tification <text:s/>tag <text:s/>(possibly <text:s/>after <text:s/>some <text:s/>white <text:s/>space which will be</text:p>
      <text:p text:style-name="Preformatted_20_Text"><text:s text:c="11"/>ignored) enclosed in double quotes as described above. This is <text:s/>the</text:p>
      <text:p text:style-name="Preformatted_20_Text"><text:s text:c="11"/>string <text:s/>of characters that identify this file contents in the input</text:p>
      <text:p text:style-name="Preformatted_20_Text"><text:s text:c="11"/>database file.</text:p>
      <text:p text:style-name="Preformatted_20_Text"><text:s text:c="11"/>The tag may be optionally followed by a number which is interpreted</text:p>
      <text:p text:style-name="Preformatted_20_Text"><text:s text:c="11"/>as <text:s/>a <text:s/>recommended <text:s/>size <text:s/>for <text:s/>the field. This number is not a hard</text:p>
      <text:p text:style-name="Preformatted_20_Text"><text:s text:c="11"/>limit, rather it is orientative, and if a field <text:s/>needs <text:s/>more <text:s/>space</text:p>
      <text:p text:style-name="Preformatted_20_Text"><text:s text:c="11"/>the <text:s/>program will adapt itself by allocating more space on the fly.</text:p>
      <text:p text:style-name="Preformatted_20_Text"><text:s text:c="11"/>In fact, the only reason for it is to increase performance in <text:s/>some</text:p>
      <text:p text:style-name="Preformatted_20_Text"><text:s text:c="11"/>cases, and you can normally do without it at all.</text:p>
      <text:p text:style-name="Preformatted_20_Text"><text:s text:c="11"/>Any other text following the tag and the optional number (if speci-</text:p>
      <text:p text:style-name="Preformatted_20_Text"><text:s text:c="11"/>fied) will be ignored, which comes handy <text:s/>for <text:s/>adding <text:s/>comments <text:s/>to</text:p>
      <text:p text:style-name="Preformatted_20_Text"><text:s text:c="11"/>each field.</text:p>
      <text:p text:style-name="Preformatted_20_Text"/>
      <text:p text:style-name="Preformatted_20_Text"/>
      <text:p text:style-name="Preformatted_20_Text"><text:s text:c="7"/><text:span text:style-name="T1">Comments</text:span></text:p>
      <text:p text:style-name="Preformatted_20_Text"><text:s text:c="11"/>You <text:s/>may <text:s/>intersperse <text:s/>blank lines and comments withing the file to</text:p>
      <text:p text:style-name="Preformatted_20_Text"><text:s text:c="11"/>document it. As we stated white spaces are ignored, and so are <text:s/>any</text:p>
      <text:p text:style-name="Preformatted_20_Text"><text:s text:c="11"/>lines that do not begin (after any blanks) with a double quote (the</text:p>
      <text:p text:style-name="Preformatted_20_Text"><text:s text:c="11"/>hallmark of a tag for a record or field definition).</text:p>
      <text:p text:style-name="Preformatted_20_Text"/>
      <text:p text:style-name="Preformatted_20_Text"/>
      <text:p text:style-name="Preformatted_20_Text"><text:s text:c="7"/><text:span text:style-name="T1">Configuration file example</text:span></text:p>
      <text:p text:style-name="Preformatted_20_Text"><text:s text:c="16"/>First specification must be that of the record separator:</text:p>
      <text:p text:style-name="Preformatted_20_Text"><text:s text:c="11"/>" \"Record\\separator\" "</text:p>
      <text:p text:style-name="Preformatted_20_Text"><text:s text:c="11"/>Which would stand for the string [ "Record\separator" ]</text:p>
      <text:p text:style-name="Preformatted_20_Text"/>
      <text:p text:style-name="Preformatted_20_Text"><text:s text:c="16"/>Field specifications may be followed by a recommended size:</text:p>
      <text:p text:style-name="Preformatted_20_Text"><text:s text:c="12"/>"Field1" 125 chars</text:p>
      <text:p text:style-name="Preformatted_20_Text"><text:s text:c="12"/>"Fld2: " or not</text:p>
      <text:p text:style-name="Preformatted_20_Text"><text:s text:c="12"/>" Fld3:" if not followed by a number, rest of line is ignored</text:p>
      <text:p text:style-name="Preformatted_20_Text"/>
      <text:p text:style-name="Preformatted_20_Text"><text:s text:c="16"/>All of it may be interspersed by blank lines or comments</text:p>
      <text:p text:style-name="Preformatted_20_Text"><text:s text:c="11"/>(lines not beginning -after any blanks- with a double quote).</text:p>
      <text:p text:style-name="Preformatted_20_Text"/>
      <text:p text:style-name="Preformatted_20_Text"><text:s text:c="16"/>If a quote is not closed then the rest of the line is taken</text:p>
      <text:p text:style-name="Preformatted_20_Text"><text:s text:c="11"/>as the field name:</text:p>
      <text:p text:style-name="Preformatted_20_Text"><text:s text:c="16"/>" Field4: 125&lt;EOL&gt;</text:p>
      <text:p text:style-name="Preformatted_20_Text"><text:s text:c="16"/>is taken as [ Field4: 125&lt;EOL&gt;] (&lt;EOL&gt; means here the end</text:p>
      <text:p text:style-name="Preformatted_20_Text"><text:s text:c="11"/>of line)</text:p>
      <text:p text:style-name="Preformatted_20_Text"/>
      <text:p text:style-name="Preformatted_20_Text"><text:s text:c="16"/>As an example this file would be interpreted as</text:p>
      <text:p text:style-name="Preformatted_20_Text"><text:s text:c="16"/>[ "Record\separator" ]</text:p>
      <text:p text:style-name="Preformatted_20_Text"><text:s text:c="16"/>[Field1]</text:p>
      <text:p text:style-name="Preformatted_20_Text"><text:s text:c="16"/>[Fld2: ]</text:p>
      <text:p text:style-name="Preformatted_20_Text"><text:s text:c="16"/>[ Fld3:]</text:p>
      <text:p text:style-name="Preformatted_20_Text"><text:s text:c="16"/>[ Field4: 125&lt;EOL&gt;]</text:p>
      <text:p text:style-name="Preformatted_20_Text"/>
      <text:p text:style-name="P1">EXAMPLES</text:p>
      <text:p text:style-name="Preformatted_20_Text"><text:s text:c="7"/>The following examples should give you a feeling of what can be done:</text:p>
      <text:p text:style-name="Preformatted_20_Text"/>
      <text:p text:style-name="Preformatted_20_Text"><text:s text:c="14"/>cat database | dbconv &gt; output</text:p>
      <text:p text:style-name="Preformatted_20_Text"/>
      <text:p text:style-name="Preformatted_20_Text"><text:s text:c="7"/>this example uses dbconv as a filter with all default options: it <text:s/>will</text:p>
      <text:p text:style-name="Preformatted_20_Text"><text:s text:c="7"/>read <text:s/>the data (formatted according to an existing DBConv.cf file) from</text:p>
      <text:p text:style-name="Preformatted_20_Text"><text:s text:c="7"/>stdin and output the results in stdout.</text:p>
      <text:p text:style-name="Preformatted_20_Text"/>
      <text:p text:style-name="Preformatted_20_Text"><text:s text:c="14"/>dbconv -c config -d database -o output</text:p>
      <text:p text:style-name="Preformatted_20_Text"/>
      <text:p text:style-name="Preformatted_20_Text"><text:s text:c="7"/>This command would convert database described by file <text:s/>config <text:s/>to <text:s/>Tab-</text:p>
      <text:p text:style-name="Preformatted_20_Text"><text:s text:c="7"/>delimited format, storing the converted data in output.</text:p>
      <text:p text:style-name="Preformatted_20_Text"/>
      <text:p text:style-name="Preformatted_20_Text"><text:s text:c="14"/>dbconv -c config -d database -o output -f , -1 -q</text:p>
      <text:p text:style-name="Preformatted_20_Text"/>
      <text:p text:style-name="Preformatted_20_Text"><text:s text:c="7"/>Same <text:s/>as before, but in this case we generate a CSV file, with a header</text:p>
      <text:p text:style-name="Preformatted_20_Text"><text:s text:c="7"/>record containing the field names, and quoting special characters <text:s/>when</text:p>
      <text:p text:style-name="Preformatted_20_Text"><text:s text:c="7"/>present (so it may be easily imported into e.g. Excel).</text:p>
      <text:p text:style-name="Preformatted_20_Text"/>
      <text:p text:style-name="Preformatted_20_Text"><text:s text:c="7"/>A <text:s/>much more elaborate example may be as follows: let's assume you want</text:p>
      <text:p text:style-name="Preformatted_20_Text"><text:s text:c="7"/>to generate a password database from an LDAP LDIF file. You might <text:s/>dump</text:p>
      <text:p text:style-name="Preformatted_20_Text"><text:s text:c="7"/>the required fields using <text:span text:style-name="T2">ldapsearch</text:span> (1):</text:p>
      <text:p text:style-name="Preformatted_20_Text"/>
      <text:p text:style-name="Preformatted_20_Text"><text:s text:c="14"/>ldapsearch -LLL -h ldap.example.com \</text:p>
      <text:p text:style-name="Preformatted_20_Text"><text:s text:c="18"/>-D "cn=manager,dc=example,dc=com" \</text:p>
      <text:p text:style-name="Preformatted_20_Text"><text:s text:c="18"/>-b "ou=People,dc=example,dc=com" \</text:p>
      <text:p text:style-name="Preformatted_20_Text"><text:s text:c="18"/>uid userPassword uidNumber \</text:p>
      <text:p text:style-name="Preformatted_20_Text"><text:s text:c="18"/>gidNumber gecos loginShell homeDirectory \</text:p>
      <text:p text:style-name="Preformatted_20_Text"><text:s text:c="18"/>&gt; database.ldif</text:p>
      <text:p text:style-name="Preformatted_20_Text"/>
      <text:p text:style-name="Preformatted_20_Text"><text:s text:c="7"/>Then create a configuration file named <text:span text:style-name="T2">DBConv.cf</text:span> for <text:span text:style-name="T1">dbconv</text:span> like</text:p>
      <text:p text:style-name="Preformatted_20_Text"/>
      <text:p text:style-name="Preformatted_20_Text"><text:s text:c="14"/>""</text:p>
      <text:p text:style-name="Preformatted_20_Text"><text:s text:c="14"/>"uid: "</text:p>
      <text:p text:style-name="Preformatted_20_Text"><text:s text:c="14"/>"userPassword:: "</text:p>
      <text:p text:style-name="Preformatted_20_Text"><text:s text:c="14"/>"uidNumber: "</text:p>
      <text:p text:style-name="Preformatted_20_Text"><text:s text:c="14"/>"gidNumber: "</text:p>
      <text:p text:style-name="Preformatted_20_Text"><text:s text:c="14"/>"gecos: "</text:p>
      <text:p text:style-name="Preformatted_20_Text"><text:s text:c="14"/>"loginShell: "</text:p>
      <text:p text:style-name="Preformatted_20_Text"><text:s text:c="14"/>"homeDirectory: "</text:p>
      <text:p text:style-name="Preformatted_20_Text"/>
      <text:p text:style-name="Preformatted_20_Text"><text:s text:c="7"/>i.e. records are separated by blank lines, and contain the above fields</text:p>
      <text:p text:style-name="Preformatted_20_Text"><text:s text:c="7"/>(no size hints are included).</text:p>
      <text:p text:style-name="Preformatted_20_Text"/>
      <text:p text:style-name="Preformatted_20_Text"><text:s text:c="7"/>Now invoke <text:span text:style-name="T1">dbconv</text:span> stating that you want fields separated by a colon</text:p>
      <text:p text:style-name="Preformatted_20_Text"/>
      <text:p text:style-name="Preformatted_20_Text"><text:s text:c="14"/>dbconv -d database.ldif -o passwd.file -f :</text:p>
      <text:p text:style-name="Preformatted_20_Text"/>
      <text:p text:style-name="Preformatted_20_Text"><text:s text:c="7"/>and you should be (almost) done. This example <text:s/>doesn't <text:s/>actually <text:s/>fully</text:p>
      <text:p text:style-name="Preformatted_20_Text"><text:s text:c="7"/>work <text:s/>since <text:s/>the password would have been retireved base64 encoded from</text:p>
      <text:p text:style-name="Preformatted_20_Text"><text:s text:c="7"/>the LDAP server (hence the :: in the userPassword field), but <text:s/>you <text:s/>get</text:p>
      <text:p text:style-name="Preformatted_20_Text"><text:s text:c="7"/>the idea. The output of the command would indeed look something like</text:p>
      <text:p text:style-name="Preformatted_20_Text"/>
      <text:p text:style-name="Preformatted_20_Text"><text:s text:c="14"/>daemon:e2NyeXB0fXg=:11648:1:1:daemons,,,:/dev/null:/</text:p>
      <text:p text:style-name="Preformatted_20_Text"><text:s text:c="14"/>bin:e2NyeXB0fSo=:9724:2:2:System Tools Owner,,,:/dev/null:/bin</text:p>
      <text:p text:style-name="Preformatted_20_Text"><text:s text:c="15"/>...</text:p>
      <text:p text:style-name="Preformatted_20_Text"/>
      <text:p text:style-name="Preformatted_20_Text"/>
      <text:p text:style-name="P1">DIAGNOSTICS</text:p>
      <text:p text:style-name="Preformatted_20_Text"><text:s text:c="7"/>If all goes well, <text:span text:style-name="T1">dbconv</text:span> will exit with a 0 exit status.</text:p>
      <text:p text:style-name="Preformatted_20_Text"/>
      <text:p text:style-name="Preformatted_20_Text"><text:s text:c="7"/>The <text:s/>program <text:s/>will report on its standard error if there is any problem</text:p>
      <text:p text:style-name="Preformatted_20_Text"><text:s text:c="7"/>opening the required files and exit with an status condition of 1.</text:p>
      <text:p text:style-name="Preformatted_20_Text"/>
      <text:p text:style-name="Preformatted_20_Text"><text:s text:c="7"/>Other internal error situations during processing, like problems <text:s/>read-</text:p>
      <text:p text:style-name="Preformatted_20_Text"><text:s text:c="7"/>ing <text:s/>or <text:s/>writing <text:s/>files, <text:s/>or allocating working memory will result in a</text:p>
      <text:p text:style-name="Preformatted_20_Text"><text:s text:c="7"/>premature end with an error exit condition of 2. In this <text:s/>case <text:s/>partial</text:p>
      <text:p text:style-name="Preformatted_20_Text"><text:s text:c="7"/>convertion results may be available on the output file.</text:p>
      <text:p text:style-name="Preformatted_20_Text"/>
      <text:p text:style-name="P1">AUTHOR</text:p>
      <text:p text:style-name="Preformatted_20_Text"><text:s text:c="7"/>Written by Jose R. Valverde &lt;jrvalverde@acm.org&gt;</text:p>
      <text:p text:style-name="Preformatted_20_Text"/>
      <text:p text:style-name="P1">BUGS</text:p>
      <text:p text:style-name="Preformatted_20_Text"><text:s text:c="7"/>Surely many.</text:p>
      <text:p text:style-name="Preformatted_20_Text"/>
      <text:p text:style-name="Preformatted_20_Text"><text:s text:c="7"/>Email <text:s/>bug <text:s/>reports to <text:span text:style-name="T1">jrvalverde@acm.org</text:span>. <text:s/>Be sure to include the word</text:p>
      <text:p text:style-name="Preformatted_20_Text"><text:s text:c="7"/>"dbconv" somewhere in the "Subject:" field.</text:p>
      <text:p text:style-name="Preformatted_20_Text"/>
      <text:p text:style-name="Preformatted_20_Text"/>
      <text:p text:style-name="Preformatted_20_Text"/>
      <text:p text:style-name="P1">COPYRIGHT</text:p>
      <text:p text:style-name="Preformatted_20_Text"><text:s text:c="7"/>Copyright (C) 1991-2005 Jose R. Valverde</text:p>
      <text:p text:style-name="Preformatted_20_Text"><text:s text:c="7"/>This is free software; see the source for copying conditions. <text:s/>There is</text:p>
      <text:p text:style-name="Preformatted_20_Text"><text:s text:c="7"/>NO <text:s/>warranty; <text:s/>not even for MERCHANTABILITY or FITNESS FOR A PARTICULAR</text:p>
      <text:p text:style-name="Preformatted_20_Text"><text:s text:c="7"/>PURPOSE.</text:p>
      <text:p text:style-name="Preformatted_20_Text"/>
      <text:p text:style-name="P1">SEE ALSO</text:p>
      <text:p text:style-name="Preformatted_20_Text"><text:s text:c="7"/>tr (1), cut (1), sed (1), col (1), expand (1), unexpand (1), <text:s/>cmp <text:s/>(1),</text:p>
      <text:p text:style-name="Preformatted_20_Text"><text:s text:c="7"/>comm (1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dbconv v3.0 <text:s text:c="23"/>1991-2005 <text:s text:c="24"/>dbconv(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17T11:40:08</meta:creation-date>
    <dc:creator>JosÃ© Valverde</dc:creator>
    <dc:date>2007-04-17T12:08:41</dc:date>
    <dc:language>en-US</dc:language>
    <meta:editing-cycles>2</meta:editing-cycles>
    <meta:editing-duration>PT28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94" meta:word-count="1513" meta:character-count="11113"/>
  </office:meta>
</office:document-meta>
</file>